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etroactiv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2" calcext:value-type="float">
            <text:p>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0" calcext:value-type="float">
            <text:p>1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20" calcext:value-type="float">
            <text:p>22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54" calcext:value-type="float">
            <text:p>25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93" calcext:value-type="float">
            <text:p>29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67" calcext:value-type="float">
            <text:p>36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28" calcext:value-type="float">
            <text:p>42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58" calcext:value-type="float">
            <text:p>45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65" calcext:value-type="float">
            <text:p>56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21" calcext:value-type="float">
            <text:p>62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50" calcext:value-type="float">
            <text:p>6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96" calcext:value-type="float">
            <text:p>69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80" calcext:value-type="float">
            <text:p>78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38" calcext:value-type="float">
            <text:p>83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043" calcext:value-type="float">
            <text:p>104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30" calcext:value-type="float">
            <text:p>93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165" calcext:value-type="float">
            <text:p>116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85" calcext:value-type="float">
            <text:p>128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208" calcext:value-type="float">
            <text:p>120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15" calcext:value-type="float">
            <text:p>121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333" calcext:value-type="float">
            <text:p>133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73" calcext:value-type="float">
            <text:p>137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463" calcext:value-type="float">
            <text:p>146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56" calcext:value-type="float">
            <text:p>155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640" calcext:value-type="float">
            <text:p>164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37" calcext:value-type="float">
            <text:p>173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815" calcext:value-type="float">
            <text:p>181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4" calcext:value-type="float">
            <text:p>191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46" calcext:value-type="float">
            <text:p>204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52" calcext:value-type="float">
            <text:p>225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224" calcext:value-type="float">
            <text:p>222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377" calcext:value-type="float">
            <text:p>237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465" calcext:value-type="float">
            <text:p>246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570" calcext:value-type="float">
            <text:p>257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692" calcext:value-type="float">
            <text:p>269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787" calcext:value-type="float">
            <text:p>278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186" calcext:value-type="float">
            <text:p>318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96" calcext:value-type="float">
            <text:p>309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295" calcext:value-type="float">
            <text:p>329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391" calcext:value-type="float">
            <text:p>339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311" calcext:value-type="float">
            <text:p>331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816" calcext:value-type="float">
            <text:p>381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826" calcext:value-type="float">
            <text:p>382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942" calcext:value-type="float">
            <text:p>394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4574" calcext:value-type="float">
            <text:p>457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508" calcext:value-type="float">
            <text:p>450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4607" calcext:value-type="float">
            <text:p>460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629" calcext:value-type="float">
            <text:p>462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4844" calcext:value-type="float">
            <text:p>484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39" calcext:value-type="float">
            <text:p>513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5800" calcext:value-type="float">
            <text:p>580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265" calcext:value-type="float">
            <text:p>526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5482" calcext:value-type="float">
            <text:p>548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417" calcext:value-type="float">
            <text:p>541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5897" calcext:value-type="float">
            <text:p>589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305" calcext:value-type="float">
            <text:p>630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5922" calcext:value-type="float">
            <text:p>592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098" calcext:value-type="float">
            <text:p>609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6289" calcext:value-type="float">
            <text:p>628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63" calcext:value-type="float">
            <text:p>646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6532" calcext:value-type="float">
            <text:p>653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913" calcext:value-type="float">
            <text:p>691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7173" calcext:value-type="float">
            <text:p>717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286" calcext:value-type="float">
            <text:p>728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7366" calcext:value-type="float">
            <text:p>73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546" calcext:value-type="float">
            <text:p>754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7707" calcext:value-type="float">
            <text:p>770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130" calcext:value-type="float">
            <text:p>813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8175" calcext:value-type="float">
            <text:p>817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9054" calcext:value-type="float">
            <text:p>905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0479" calcext:value-type="float">
            <text:p>10479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131" calcext:value-type="float">
            <text:p>913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9239" calcext:value-type="float">
            <text:p>923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565" calcext:value-type="float">
            <text:p>956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9734" calcext:value-type="float">
            <text:p>973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867" calcext:value-type="float">
            <text:p>986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9982" calcext:value-type="float">
            <text:p>998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543" calcext:value-type="float">
            <text:p>1054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1070" calcext:value-type="float">
            <text:p>1107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737" calcext:value-type="float">
            <text:p>10737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1119" calcext:value-type="float">
            <text:p>1111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1061" calcext:value-type="float">
            <text:p>1106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1519" calcext:value-type="float">
            <text:p>1151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1817" calcext:value-type="float">
            <text:p>11817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2075" calcext:value-type="float">
            <text:p>1207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3038" calcext:value-type="float">
            <text:p>1303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2858" calcext:value-type="float">
            <text:p>1285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965" calcext:value-type="float">
            <text:p>12965</text:p>
          </table:table-cell>
          <table:table-cell office:value-type="float" office:value="485" calcext:value-type="float">
            <text:p>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0:45.438265323</meta:creation-date>
    <meta:generator>LibreOffice/5.1.6.2$Linux_X86_64 LibreOffice_project/10m0$Build-2</meta:generator>
    <dc:date>2019-05-14T16:23:32.963353429</dc:date>
    <meta:editing-duration>PT12M48S</meta:editing-duration>
    <meta:editing-cycles>3</meta:editing-cycles>
    <meta:document-statistic meta:table-count="1" meta:cell-count="303" meta:object-count="0"/>
  </office:meta>
</office:document-meta>
</file>